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rian serif" svg:font-family="'Librerian serif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efa86"/>
    </style:style>
    <style:style style:name="P2" style:family="paragraph" style:parent-style-name="Standard">
      <style:text-properties style:font-name="Abyssinica SIL" officeooo:paragraph-rsid="001efa86"/>
    </style:style>
    <style:style style:name="P3" style:family="paragraph" style:parent-style-name="Standard">
      <style:text-properties style:font-name="Liberation Mono" officeooo:paragraph-rsid="001f0bc8"/>
    </style:style>
    <style:style style:name="P4" style:family="paragraph" style:parent-style-name="Standard">
      <style:text-properties style:font-name="Ubuntu" officeooo:paragraph-rsid="001f0bc8"/>
    </style:style>
    <style:style style:name="P5" style:family="paragraph" style:parent-style-name="Standard">
      <style:text-properties style:font-name="FreeSans" fo:font-weight="bold" officeooo:paragraph-rsid="001f0bc8" style:font-weight-asian="bold" style:font-weight-complex="bold"/>
    </style:style>
    <style:style style:name="P6" style:family="paragraph" style:parent-style-name="Standard">
      <style:text-properties style:font-name="Courier 10 Pitch" fo:font-style="italic" fo:font-weight="bold" officeooo:paragraph-rsid="001f0bc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ourier 10 Pitch" fo:font-style="italic" fo:font-weight="bold" officeooo:paragraph-rsid="002471dc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RW Chancery L" fo:font-style="italic" fo:font-weight="bold" officeooo:paragraph-rsid="001f0bc8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Nimbus Sans L" fo:font-style="normal" fo:font-weight="normal" officeooo:paragraph-rsid="001f0bc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imbus Sans L" fo:font-style="normal" fo:font-weight="normal" officeooo:paragraph-rsid="001fa0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paragraph-rsid="001f0b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STIXGeneral" fo:font-style="normal" fo:font-weight="normal" officeooo:paragraph-rsid="001f0b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Ubuntu Mono" fo:font-style="normal" fo:font-weight="normal" officeooo:paragraph-rsid="001fa0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ans Mono" fo:font-style="normal" fo:font-weight="normal" officeooo:paragraph-rsid="001fa03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URW Gothic L" fo:font-style="italic" fo:font-weight="bold" officeooo:paragraph-rsid="001f0bc8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URW Gothic L" fo:font-style="normal" fo:font-weight="bold" officeooo:rsid="001efa86" officeooo:paragraph-rsid="001f0bc8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Courier 10 Pitch" fo:font-style="italic" fo:font-weight="bold" officeooo:rsid="001efa86" officeooo:paragraph-rsid="002471dc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URW Chancery L" fo:font-style="normal" fo:font-weight="bold" officeooo:paragraph-rsid="00265273" style:font-style-asian="normal" style:font-weight-asian="bold" style:font-style-complex="normal" style:font-weight-complex="bold"/>
    </style:style>
    <style:style style:name="T1" style:family="text">
      <style:text-properties officeooo:rsid="001efa86"/>
    </style:style>
    <style:style style:name="T2" style:family="text">
      <style:text-properties style:font-name="URW Gothic L"/>
    </style:style>
    <style:style style:name="T3" style:family="text">
      <style:text-properties style:font-name="URW Gothic L" officeooo:rsid="001efa86"/>
    </style:style>
    <style:style style:name="T4" style:family="text">
      <style:text-properties style:font-name="Librerian serif"/>
    </style:style>
    <style:style style:name="T5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Standard"/>
      <text:p text:style-name="P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"/>
      <text:p text:style-name="P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2"/>
      <text:p text:style-name="P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3"/>
      <text:p text:style-name="P4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4"/>
      <text:p text:style-name="P5"><text:s/>! <text:span text:style-name="T4">«</text:span>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5"/>
      <text:p text:style-name="P7"><text:s/>! « <text:span text:style-name="T1"># $ % &amp; ’ ( ) * + , - . / 0 1 2 3 4 5 6 7 8 9 : ; &lt; = &gt; ? @ A B C D E F G H I J K L M N O P Q R S T U V W X Y Z [ \ ] ^ _ ` a b</text:span></text:p>
      <text:p text:style-name="P7"/>
      <text:p text:style-name="P17">c d e f g h i j k l m n o p q r s t u v w x y z { | } ~ </text:p>
      <text:p text:style-name="P6"/>
      <text:p text:style-name="P8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5"/>
      <text:p text:style-name="P18"><text:span text:style-name="T2"><text:s/>! </text:span><text:span text:style-name="T5">«</text:span><text:span text:style-name="T2"> </text:span><text:span text:style-name="T3"># $ % &amp; ’ ( ) * + , - . / 0 1 2 3 4 5 6 7 8 9 : ; &lt; = &gt; ? @ A B C D E F G H I J K L M N O P Q R S T U V W X Y Z [ \ ] ^ _ ` a b c d e f g h i j k l m n o p q r s t u v w x y z { | } ~ </text:span></text:p>
      <text:p text:style-name="P16"/>
      <text:p text:style-name="P9"><text:s/>! <text:span text:style-name="T5">«</text:span>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9"/>
      <text:p text:style-name="P1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1"/>
      <text:p text:style-name="P1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2"/>
      <text:p text:style-name="P1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3"/>
      <text:p text:style-name="P10"><text:s/>! <text:span text:style-name="T5">«</text:span>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0"/>
      <text:p text:style-name="P14"><text:soft-page-break/><text:s/>! « <text:span text:style-name="T1"># $ % &amp; ’ ( ) * + , - . / 0 1 2 3 4 5 6 7 8 9 : ; &lt; = &gt; ? @ A B C D E F G H I J K L M N O P Q R S T U V W X Y Z [ \ ] ^ _ ` a b c d e f g h i j k l m n o p q r s t u v w x y z { | } ~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rian serif" svg:font-family="'Librerian serif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43:18.854627699</meta:creation-date>
    <dc:date>2017-06-14T00:43:42.451174608</dc:date>
    <meta:editing-duration>PT2H10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1410" meta:character-count="2834" meta:non-whitespace-character-count="1410"/>
  </office:meta>
</office:document-meta>
</file>